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Niech przyjmie chwałę i cześć</text:span><text:span text:style-name="T1"><text:line-break/></text:span><text:span text:style-name="T1">Siedzący na tronie,</text:span><text:span text:style-name="T1"><text:line-break/></text:span><text:span text:style-name="T1">Błogosławieństwo i moc</text:span><text:span text:style-name="T1"><text:line-break/></text:span><text:span text:style-name="T1">niech weźmie Barane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Od wieków na wieki</text:span><text:span text:style-name="T1"><text:line-break/></text:span><text:span text:style-name="T1">niech płynie Królowi</text:span><text:span text:style-name="T1"><text:line-break/></text:span><text:span text:style-name="T1">pieśń chwały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6T16:25:38</meta:creation-date>
    <dc:creator>Woda Życia</dc:creator>
    <dc:date>2016-04-11T19:32:41.44</dc:date>
    <dc:language>pl-PL</dc:language>
    <meta:editing-cycles>11</meta:editing-cycles>
    <meta:editing-duration>PT4M56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